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A3000000C116C44AFC9DF9437D.png" manifest:media-type="image/png"/>
  <manifest:file-entry manifest:full-path="Pictures/100000000000019E000000D3EFFCA34C32B9D371.png" manifest:media-type="image/png"/>
  <manifest:file-entry manifest:full-path="Pictures/10000000000001A1000000BF241C15CD33DF3E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953cm" svg:height="5.582cm" svg:x="0.508cm" svg:y="0.514cm">
          <draw:image xlink:href="Pictures/100000000000019E000000D3EFFCA34C32B9D371.png" xlink:type="simple" xlink:show="embed" xlink:actuate="onLoad">
            <text:p/>
          </draw:image>
        </draw:frame>
        <draw:frame draw:style-name="gr1" draw:text-style-name="P1" draw:layer="layout" svg:width="11.032cm" svg:height="5.053cm" svg:x="13.606cm" svg:y="0.508cm">
          <draw:image xlink:href="Pictures/10000000000001A1000000BF241C15CD33DF3E63.png" xlink:type="simple" xlink:show="embed" xlink:actuate="onLoad">
            <text:p/>
          </draw:image>
        </draw:frame>
        <draw:frame draw:style-name="gr1" draw:text-style-name="P1" draw:layer="layout" svg:width="11.085cm" svg:height="5.105cm" svg:x="0.508cm" svg:y="7.087cm">
          <draw:image xlink:href="Pictures/10000000000001A3000000C116C44AFC9DF9437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8T16:45:36.465999059</meta:creation-date>
    <meta:print-date>2018-09-28T16:46:35.466963521</meta:print-date>
    <dc:date>2018-09-28T19:10:23.112829856</dc:date>
    <meta:editing-duration>PT1H24M26S</meta:editing-duration>
    <meta:editing-cycles>1</meta:editing-cycles>
    <meta:document-statistic meta:object-count="26"/>
    <meta:generator>LibreOffice/6.0.6.2$Linux_X86_64 LibreOffice_project/00m0$Build-2</meta:generator>
  </office:meta>
</office:document-meta>
</file>